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0f9986" officeooo:paragraph-rsid="000f9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6年4月4日</text:p>
      <text:p text:style-name="P1"/>
      <text:p text:style-name="P1">LibreOffice（リブレオフィス）ワープロ講座（全2回）のご案内</text:p>
      <text:p text:style-name="P1"/>
      <text:p text:style-name="P1">LibreOffice（リブレオフィス）を初めて利用する方に向けて、LibreOfficeのワープロ「Writer」（ライター）を使ったオフィスソフトの使い方講座を開催します。本講座は2日間連続で行う講座で、案内文書作成を通してビジネス文書作成の基本とLibreOfficeの使い方、他のオフィスソフトとの違いを学びます。</text:p>
      <text:p text:style-name="P1">受講を希望される方は、下記の申し込み先まで名前と連絡先を添えてご応募ください。なお、応募者多数の場合は抽選になることをあらかじめご了承ください。</text:p>
      <text:p text:style-name="P1">皆様のご応募お待ちしております。</text:p>
      <text:p text:style-name="P1"/>
      <text:p text:style-name="P1">お申込みとお問い合わせ</text:p>
      <text:p text:style-name="P1">LiberOffice講座事務局（担当　田中）</text:p>
      <text:p text:style-name="P1">URL: http://libreoffice.example.com/kouza/</text:p>
      <text:p text:style-name="P1">Email: kouza@example.com</text:p>
      <text:p text:style-name="P1"/>
      <text:p text:style-name="P1">講座概要</text:p>
      <text:p text:style-name="P1">開催日　2016年5月26日（水）27日（木）</text:p>
      <text:p text:style-name="P1">時間　19：00～21；00</text:p>
      <text:p text:style-name="P1">開催場所　○○ビル9階　会議室7</text:p>
      <text:p text:style-name="P1">受講料　無料</text:p>
      <text:p text:style-name="P1">定員　15名（応募者多数の場合は抽選となります）</text:p>
      <text:p text:style-name="P1"/>
      <text:p text:style-name="P1">締め切り</text:p>
      <text:p text:style-name="P1">2016年4月28日（木）</text:p>
      <text:p text:style-name="P1"/>
      <text:p text:style-name="P1">以上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3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8:58:14.937000000</meta:creation-date>
    <meta:editing-duration>P0D</meta:editing-duration>
    <meta:editing-cycles>1</meta:editing-cycles>
    <meta:generator>LibreOffice/4.3.2.2$Windows_x86 LibreOffice_project/edfb5295ba211bd31ad47d0bad0118690f76407d</meta:generator>
    <dc:title>sample1</dc:title>
    <meta:document-statistic meta:table-count="0" meta:image-count="0" meta:object-count="0" meta:page-count="1" meta:paragraph-count="18" meta:word-count="357" meta:character-count="499" meta:non-whitespace-character-count="490"/>
  </office:meta>
</office:document-meta>
</file>